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docentes.ifrn.edu.br/helbersilva/disciplinas/arquitetura-redes/1a-lista-de-exercicios-arquiteturas-de-redes/view" text:style-name="Internet_20_link" text:visited-style-name="Visited_20_Internet_20_Link">https://docentes.ifrn.edu.br/helbersilva/disciplinas/arquitetura-redes/1a-lista-de-exercicios-arquiteturas-de-redes/view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13:12:03.138000000</meta:creation-date>
    <meta:print-date>2024-11-14T13:14:27.085000000</meta:print-date>
    <dc:date>2024-11-14T13:15:58.498000000</dc:date>
    <meta:editing-duration>PT4M</meta:editing-duration>
    <meta:editing-cycles>1</meta:editing-cycles>
    <meta:document-statistic meta:table-count="0" meta:image-count="0" meta:object-count="0" meta:page-count="1" meta:paragraph-count="1" meta:word-count="1" meta:character-count="120" meta:non-whitespace-character-count="120"/>
    <meta:generator>LibreOffice/7.4.0.3$Windows_X86_64 LibreOffice_project/f85e47c08ddd19c015c0114a68350214f7066f5a</meta:generator>
  </office:meta>
</office:document-meta>
</file>